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essageCondition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MessageCondition.equals( @ Nullable Object oth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MessageCondit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